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9a47e"/>
    </style:style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Title</text:span></text:h>
      <text:p text:style-name="Text_20_body">&lt;<text:span text:style-name="Emphasis">Additional information about your API call. Try to use verbs that match both request type (fetching vs modifying) and plurality (one vs multiple).</text:span>&gt;</text:p>
      <text:list xml:id="list6629476878674257928" text:style-name="L1">
        <text:list-item>
          <text:p text:style-name="P1"><text:span text:style-name="Strong_20_Emphasis">URL</text:span></text:p>
          <text:p text:style-name="P1">&lt;<text:span text:style-name="Emphasis">The URL Structure (path only, no root url)</text:span>&gt;</text:p>
        </text:list-item>
        <text:list-item>
          <text:p text:style-name="P1"><text:span text:style-name="Strong_20_Emphasis">Method:</text:span></text:p>
          <text:p text:style-name="P1">&lt;<text:span text:style-name="Emphasis">The request type</text:span>&gt;</text:p>
          <text:p text:style-name="P1"><text:span text:style-name="Source_20_Text">GET</text:span> | <text:span text:style-name="Source_20_Text">POST</text:span> | <text:span text:style-name="Source_20_Text">DELETE</text:span> | <text:span text:style-name="Source_20_Text">PUT</text:span></text:p>
        </text:list-item>
        <text:list-item>
          <text:p text:style-name="P1"><text:span text:style-name="Strong_20_Emphasis">URL Params</text:span></text:p>
          <text:p text:style-name="P1">&lt;<text:span text:style-name="Emphasis">If URL params exist, specify them in accordance with name mentioned in URL section. Separate into optional and required. Document data constraints.</text:span>&gt; </text:p>
          <text:p text:style-name="P1"><text:span text:style-name="Strong_20_Emphasis">Required:</text:span></text:p>
          <text:p text:style-name="P1"><text:span text:style-name="Source_20_Text">id=[integer]</text:span></text:p>
          <text:p text:style-name="P1"><text:span text:style-name="Strong_20_Emphasis">Optional:</text:span></text:p>
          <text:p text:style-name="P1"><text:span text:style-name="Source_20_Text">photo_id=[alphanumeric]</text:span></text:p>
        </text:list-item>
        <text:list-item>
          <text:p text:style-name="P1"><text:span text:style-name="Strong_20_Emphasis">Data Params</text:span></text:p>
          <text:p text:style-name="P1">&lt;<text:span text:style-name="Emphasis">If making a post request, what should the body payload look like? URL Params rules apply here too.</text:span>&gt;</text:p>
        </text:list-item>
        <text:list-item>
          <text:p text:style-name="P1"><text:span text:style-name="Strong_20_Emphasis">Success Response:</text:span></text:p>
          <text:p text:style-name="P1">&lt;<text:span text:style-name="Emphasis">What should the status code be on success and is there any returned data? This is useful when people need to to know what their callbacks should expect!</text:span>&gt;</text:p>
          <text:list>
            <text:list-item>
              <text:p text:style-name="P4"><text:span text:style-name="Strong_20_Emphasis">Code:</text:span> 200 <text:line-break/><text:span text:style-name="Strong_20_Emphasis">Content:</text:span> <text:span text:style-name="Source_20_Text">{ id : 12 }</text:span> </text:p>
            </text:list-item>
          </text:list>
        </text:list-item>
        <text:list-item>
          <text:p text:style-name="P1"><text:span text:style-name="Strong_20_Emphasis">Error Response:</text:span></text:p>
          <text:p text:style-name="P1">&lt;<text:span text:style-name="Emphasis">Most endpoints will have many ways they can fail. From unauthorized access, to wrongful parameters etc. All of those should be liste d here. It might seem repetitive, but it helps prevent assumptions from being made where they should be.</text:span>&gt;</text:p>
          <text:list>
            <text:list-item>
              <text:p text:style-name="P1"><text:span text:style-name="Strong_20_Emphasis">Code:</text:span> 401 UNAUTHORIZED <text:line-break/><text:span text:style-name="Strong_20_Emphasis">Content:</text:span> <text:span text:style-name="Source_20_Text">{ error : "Log in" }</text:span> </text:p>
            </text:list-item>
          </text:list>
          <text:p text:style-name="P1">OR</text:p>
          <text:list text:continue-numbering="true">
            <text:list-item>
              <text:p text:style-name="P1"><text:span text:style-name="Strong_20_Emphasis">Code:</text:span> 422 UNPROCESSA</text:p>
            </text:list-item>
          </text:list>
        </text:list-item>
        <text:list-item>
          <text:p text:style-name="P2"><text:span text:style-name="Strong_20_Emphasis">Sample Call:</text:span></text:p>
          <text:p text:style-name="P2"><text:soft-page-break/>&lt;<text:span text:style-name="Emphasis">Just a sample call to your endpoint in a runnable format ($.ajax call or a curl request) - this makes life easier and more predictable.</text:span>&gt; </text:p>
        </text:list-item>
        <text:list-item>
          <text:p text:style-name="P2"><text:span text:style-name="Strong_20_Emphasis">Notes:</text:span></text:p>
          <text:p text:style-name="P2">&lt;<text:span text:style-name="Emphasis">This is where all uncertainties, commentary, discussion etc. can go. I recommend timestamping and identifying oneself when leaving comments here.</text:span>&gt;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ppo </meta:initial-creator>
    <meta:creation-date>2016-02-14T18:22:52.249417132</meta:creation-date>
    <dc:date>2016-02-14T18:24:37.153855751</dc:date>
    <dc:creator>Pippo </dc:creator>
    <meta:editing-duration>PT1M47S</meta:editing-duration>
    <meta:editing-cycles>1</meta:editing-cycles>
    <meta:document-statistic meta:table-count="0" meta:image-count="0" meta:object-count="0" meta:page-count="2" meta:paragraph-count="27" meta:word-count="259" meta:character-count="1436" meta:non-whitespace-character-count="1222"/>
    <meta:generator>LibreOffice/5.0.0.5$Linux_X86_64 LibreOffice_project/437e4abdf9e72fd0a6e6f8697a0e659bc77f9b10</meta:generator>
  </office:meta>
</office:document-meta>
</file>